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font-weight="bold" officeooo:rsid="00206e1e" officeooo:paragraph-rsid="00206e1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text-properties officeooo:rsid="00206e1e"/>
    </style:style>
    <style:style style:name="P8" style:family="paragraph" style:parent-style-name="Standard">
      <style:text-properties officeooo:rsid="00206e1e" officeooo:paragraph-rsid="00206e1e"/>
    </style:style>
    <style:style style:name="T1" style:family="text">
      <style:text-properties fo:color="#1155cc" loext:opacity="100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ks útiles para </text:p>
      <text:p text:style-name="P6">Full Stack Python</text:p>
      <text:p text:style-name="P3">(Recursos, herramientas, libros, etcétera) </text:p>
      <text:p text:style-name="P1"/>
      <text:p text:style-name="P1"/>
      <text:p text:style-name="P1">Jsbin y Codepen</text:p>
      <text:p text:style-name="Standard">Son herramientas para probar HTML, CSS y JS.</text:p>
      <text:p text:style-name="Standard">https://jsbin.com/?html,output</text:p>
      <text:p text:style-name="Standard"><text:a xlink:type="simple" xlink:href="https://codepen.io/" text:style-name="ListLabel_20_1" text:visited-style-name="ListLabel_20_1"><text:span text:style-name="T1">https://codepen.io/</text:span></text:a></text:p>
      <text:p text:style-name="Standard"/>
      <text:p text:style-name="Standard"/>
      <text:p text:style-name="P1">W3Schools</text:p>
      <text:p text:style-name="Standard">Es un sitio web para aprender tecnologías web en línea. Contiene tutoriales de HTML, CSS,</text:p>
      <text:p text:style-name="Standard">JavaScript, SQL, PHP, XML y otras tecnologías.</text:p>
      <text:p text:style-name="Standard"><text:a xlink:type="simple" xlink:href="https://www.w3schools.com/" text:style-name="ListLabel_20_1" text:visited-style-name="ListLabel_20_1"><text:span text:style-name="T1">https://www.w3schools.com/</text:span></text:a></text:p>
      <text:p text:style-name="Standard"/>
      <text:p text:style-name="Standard"/>
      <text:p text:style-name="P1">Validar código HTML</text:p>
      <text:p text:style-name="Standard">Existen sitios para validar las páginas HTML. Ejemplo:</text:p>
      <text:p text:style-name="Standard"><text:a xlink:type="simple" xlink:href="https://validator.w3.org/#validate_by_input" text:style-name="ListLabel_20_1" text:visited-style-name="ListLabel_20_1"><text:span text:style-name="T1">https://validator.w3.org/#validate_by_input</text:span></text:a></text:p>
      <text:p text:style-name="Standard">Copian el contenido de la página, la chequean, verifican los errores y corrigen.</text:p>
      <text:p text:style-name="Standard"/>
      <text:p text:style-name="Standard"/>
      <text:p text:style-name="P1">Íconos (fontawesome)</text:p>
      <text:p text:style-name="Standard">Hay varias formas de agregar iconos a tu sitio web, en <text:a xlink:type="simple" xlink:href="https://fontawesome.com/" text:style-name="ListLabel_20_1" text:visited-style-name="ListLabel_20_1"><text:span text:style-name="T1">https://fontawesome.com/</text:span></text:a> , hay iconos gratuitos y pagos, te registras en el sitio y te envían un mail con una etiqueta que podés agregar al &lt;head&gt; de tu HTML. Luego podés elegir los íconos a utilizar y agregar a tu página. (Ojo, hay que ver si funciona)</text:p>
      <text:p text:style-name="Standard"/>
      <text:p text:style-name="Standard"/>
      <text:p text:style-name="P1">Todo lo que necesitamos saber sobre los formularios:</text:p>
      <text:p text:style-name="Standard">El primer artículo de nuestra serie te proporciona una primera experiencia de creación de un formulario web, que incluye diseñar un formulario sencillo con controles de formulario adecuados y otros elementos HTML, añadir un poco de estilo muy simple con CSS y describir cómo se envían los datos a un servidor. Ampliaremos cada uno de estos subtemas más adelante.</text:p>
      <text:p text:style-name="Standard"><text:a xlink:type="simple" xlink:href="https://developer.mozilla.org/en-US/docs/Learn/Forms/Your_first_form" text:style-name="ListLabel_20_1" text:visited-style-name="ListLabel_20_1"><text:span text:style-name="T1">https://developer.mozilla.org/en-US/docs/Learn/Forms/Your_first_form</text:span></text:a></text:p>
      <text:p text:style-name="Standard"/>
      <text:p text:style-name="Standard"/>
      <text:p text:style-name="P1">Tutoriales sobre HTML, CCS, etc en español y muy claros:</text:p>
      <text:p text:style-name="Standard"><text:a xlink:type="simple" xlink:href="https://lenguajehtml.com/" text:style-name="ListLabel_20_1" text:visited-style-name="ListLabel_20_1"><text:span text:style-name="T1">https://lenguajehtml.com/</text:span></text:a></text:p>
      <text:p text:style-name="Standard"/>
      <text:p text:style-name="Standard"/>
      <text:p text:style-name="P1">Un libro súper completo de referencia para HTML y CSS</text:p>
      <text:p text:style-name="Standard"><text:a xlink:type="simple" xlink:href="https://learn.shayhowe.com/html-css/" text:style-name="ListLabel_20_1" text:visited-style-name="ListLabel_20_1"><text:span text:style-name="T1">https://learn.shayhowe.com/html-css/</text:span></text:a></text:p>
      <text:p text:style-name="Standard"/>
      <text:p text:style-name="Standard"/>
      <text:p text:style-name="P1"><text:soft-page-break/>Valores y unidades CSS</text:p>
      <text:p text:style-name="Standard">Explicación sobre unidades absolutas y relativas en CSS. Muy útil</text:p>
      <text:p text:style-name="Standard"><text:a xlink:type="simple" xlink:href="https://developer.mozilla.org/es/docs/Learn/CSS/Building_blocks/Values_and_units" text:style-name="ListLabel_20_1" text:visited-style-name="ListLabel_20_1"><text:span text:style-name="T1">https://developer.mozilla.org/es/docs/Learn/CSS/Building_blocks/Values_and_units</text:span></text:a></text:p>
      <text:p text:style-name="Standard"/>
      <text:p text:style-name="Standard"/>
      <text:p text:style-name="P1">Libro online sobre CSS:</text:p>
      <text:p text:style-name="Standard">En español, muy completo y claro.</text:p>
      <text:p text:style-name="Standard"><text:a xlink:type="simple" xlink:href="https://uniwebsidad.com/libros/css/capitulo-1" text:style-name="ListLabel_20_1" text:visited-style-name="ListLabel_20_1"><text:span text:style-name="T1">https://uniwebsidad.com/libros/css/capitulo-1</text:span></text:a></text:p>
      <text:p text:style-name="Standard"/>
      <text:p text:style-name="P7"/>
      <text:p text:style-name="P5">Web para armar diseños usando grid:</text:p>
      <text:p text:style-name="P8">Muy util como herramienta de trabajo o aprendizaje. Permite obtener el codigo CSS y HTML de un maquetación realizada en forma visual.</text:p>
      <text:p text:style-name="P8"><text:a xlink:type="simple" xlink:href="https://grid.layoutit.com/" text:style-name="Internet_20_link" text:visited-style-name="Visited_20_Internet_20_Link">https://grid.layoutit.com/</text:a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4-18T08:23:33.643598158</dc:date>
    <meta:editing-duration>PT14H39M5S</meta:editing-duration>
    <meta:editing-cycles>1</meta:editing-cycles>
    <meta:document-statistic meta:table-count="0" meta:image-count="0" meta:object-count="0" meta:page-count="2" meta:paragraph-count="33" meta:word-count="276" meta:character-count="1994" meta:non-whitespace-character-count="1749"/>
  </office:meta>
</office:document-meta>
</file>